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211" officeooo:paragraph-rsid="001e5211"/>
    </style:style>
    <style:style style:name="P2" style:family="paragraph" style:parent-style-name="Code">
      <style:text-properties officeooo:rsid="001e5211" officeooo:paragraph-rsid="001e52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Prescriptions Spring Boot Project Specifications</text:p>
      <text:p text:style-name="P1"/>
      <text:p text:style-name="P1"/>
      <text:h text:style-name="Heading_20_3" text:outline-level="3">Run Jar</text:h>
      <text:p text:style-name="Code"><text:tab/>java -jar target\ePrescriptions-0.0.1-SNAPSHOT.ja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521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Standard">
      <style:paragraph-properties style:writing-mode="page">
        <style:tab-stops>
          <style:tab-stop style:position="0.499cm"/>
        </style:tab-stops>
      </style:paragraph-properties>
      <style:text-properties style:font-name="Courier New" fo:font-family="'Courier New'" style:font-style-name="Regular" style:font-family-generic="modern" style:font-pitch="fixed" fo:font-size="10.5pt" officeooo:rsid="001e521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04:20.014000000</meta:creation-date>
    <dc:date>2018-03-03T11:14:56.992000000</dc:date>
    <meta:editing-duration>PT26S</meta:editing-duration>
    <meta:editing-cycles>1</meta:editing-cycles>
    <meta:document-statistic meta:table-count="0" meta:image-count="0" meta:object-count="0" meta:page-count="1" meta:paragraph-count="3" meta:word-count="10" meta:character-count="107" meta:non-whitespace-character-count="99"/>
    <meta:generator>LibreOffice/5.4.4.2$Windows_X86_64 LibreOffice_project/2524958677847fb3bb44820e40380acbe820f960</meta:generator>
  </office:meta>
</office:document-meta>
</file>